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a10d89" officeooo:paragraph-rsid="00dd05d0"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e97b35" officeooo:paragraph-rsid="00f060c8"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erif" fo:font-size="12pt" fo:font-style="normal" style:text-underline-style="none" fo:font-weight="bold" officeooo:rsid="00083d4b" officeooo:paragraph-rsid="003b3a05" style:font-name-asian="Nimbus Mono L" style:font-size-asian="12pt" style:font-style-asian="normal" style:font-weight-asian="bold" style:font-name-complex="Liberation Mono" style:font-size-complex="12pt" style:font-style-complex="normal" style:font-weight-complex="bold"/>
    </style:style>
    <style:style style:name="P4" style:family="paragraph" style:parent-style-name="Preformatted_20_Text">
      <style:paragraph-properties fo:text-align="center" style:justify-single-word="false"/>
      <style:text-properties officeooo:paragraph-rsid="00083d4b"/>
    </style:style>
    <style:style style:name="P5" style:family="paragraph" style:parent-style-name="Preformatted_20_Text">
      <style:text-properties officeooo:paragraph-rsid="00b05fed"/>
    </style:style>
    <style:style style:name="P6" style:family="paragraph" style:parent-style-name="Preformatted_20_Text">
      <style:text-properties officeooo:paragraph-rsid="00f060c8"/>
    </style:style>
    <style:style style:name="P7" style:family="paragraph" style:parent-style-name="Preformatted_20_Text">
      <style:text-properties officeooo:paragraph-rsid="00f85168"/>
    </style:style>
    <style:style style:name="P8" style:family="paragraph" style:parent-style-name="Preformatted_20_Text">
      <style:text-properties officeooo:paragraph-rsid="00fa0990"/>
    </style:style>
    <style:style style:name="P9" style:family="paragraph" style:parent-style-name="Preformatted_20_Text">
      <style:text-properties officeooo:paragraph-rsid="006ab9d7"/>
    </style:style>
    <style:style style:name="P10"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1"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variant="normal" fo:text-transform="none" fo:color="#000000" style:font-name="system-ui" fo:font-size="11pt" fo:letter-spacing="normal" fo:font-style="italic" style:text-underline-style="none" fo:font-weight="normal" officeooo:rsid="00083d4b" officeooo:paragraph-rsid="00815903" style:font-name-asian="Nimbus Mono L" style:font-size-asian="11pt" style:font-style-asian="italic" style:font-weight-asian="bold" style:font-name-complex="Liberation Mono" style:font-size-complex="11pt" style:font-style-complex="italic" style:font-weight-complex="bold"/>
    </style:style>
    <style:style style:name="P12" style:family="paragraph" style:parent-style-name="Preformatted_20_Text" style:master-page-name="">
      <style:paragraph-properties style:page-number="auto"/>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13"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variant="normal" fo:text-transform="none" fo:color="#000000" style:font-name="system-ui" fo:font-size="11pt" fo:letter-spacing="normal" fo:font-style="italic" style:text-underline-style="none" fo:font-weight="normal" officeooo:rsid="00083d4b" officeooo:paragraph-rsid="00f681ff" style:font-name-asian="Nimbus Mono L" style:font-size-asian="11pt" style:font-style-asian="italic" style:font-weight-asian="bold" style:font-name-complex="Liberation Mono" style:font-size-complex="11pt" style:font-style-complex="italic" style:font-weight-complex="bold"/>
    </style:style>
    <style:style style:name="P14" style:family="paragraph" style:parent-style-name="Preformatted_20_Text">
      <style:text-properties style:font-name="Liberation Sans" fo:font-size="12pt" fo:font-style="normal" style:text-underline-style="none" officeooo:rsid="00dce1ef" officeooo:paragraph-rsid="00f85168" style:font-name-asian="Nimbus Mono L" style:font-size-asian="12pt" style:font-style-asian="normal" style:font-name-complex="Liberation Mono" style:font-size-complex="12pt" style:font-style-complex="normal"/>
    </style:style>
    <style:style style:name="P15" style:family="paragraph" style:parent-style-name="Preformatted_20_Text">
      <style:text-properties style:font-name="Liberation Sans" fo:font-size="12pt" fo:font-style="normal" style:text-underline-style="none" officeooo:rsid="00fa0990" officeooo:paragraph-rsid="00fa0990" style:font-name-asian="Nimbus Mono L" style:font-size-asian="12pt" style:font-style-asian="normal" style:font-name-complex="Liberation Mono" style:font-size-complex="12pt" style:font-style-complex="normal"/>
    </style:style>
    <style:style style:name="P16" style:family="paragraph" style:parent-style-name="Preformatted_20_Text">
      <style:text-properties style:font-name="Liberation Sans" fo:font-size="12pt" fo:font-style="normal" style:text-underline-style="none" officeooo:rsid="00f060c8" officeooo:paragraph-rsid="00f060c8" fo:background-color="transparent" style:font-name-asian="Nimbus Mono L" style:font-size-asian="12pt" style:font-style-asian="normal" style:font-name-complex="Liberation Mono" style:font-size-complex="12pt" style:font-style-complex="normal"/>
    </style:style>
    <style:style style:name="P17" style:family="paragraph" style:parent-style-name="Preformatted_20_Text">
      <style:text-properties style:font-name="Liberation Sans" fo:font-size="12pt" fo:font-style="normal" style:text-underline-style="none" officeooo:rsid="009cf9f6" officeooo:paragraph-rsid="006ab9d7" fo:background-color="transparent" style:font-name-asian="Nimbus Mono L" style:font-size-asian="12pt" style:font-style-asian="normal" style:font-name-complex="Liberation Mono" style:font-size-complex="12pt" style:font-style-complex="normal"/>
    </style:style>
    <style:style style:name="P18"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19" style:family="paragraph" style:parent-style-name="Preformatted_20_Text">
      <style:text-properties officeooo:paragraph-rsid="00ff8d45"/>
    </style:style>
    <style:style style:name="P20" style:family="paragraph" style:parent-style-name="Preformatted_20_Text">
      <style:text-properties officeooo:paragraph-rsid="01007c95"/>
    </style:style>
    <style:style style:name="P21"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fo:font-variant="normal" fo:text-transform="none" fo:color="#202020" style:font-name="apple-system" fo:font-size="10.5pt" fo:letter-spacing="normal" fo:font-style="normal" style:text-underline-style="none" fo:font-weight="bold" officeooo:rsid="00fd4a27" officeooo:paragraph-rsid="00fd4a27" style:font-name-asian="Nimbus Mono L" style:font-size-asian="12pt" style:font-style-asian="italic" style:font-weight-asian="bold" style:font-name-complex="Liberation Mono" style:font-size-complex="12pt" style:font-style-complex="italic" style:font-weight-complex="bold"/>
    </style:style>
    <style:style style:name="T1" style:family="text">
      <style:text-properties style:font-name="Liberation Sans" fo:font-size="12pt" fo:font-style="normal" style:text-underline-style="none" officeooo:rsid="00cdf6be" style:font-name-asian="Nimbus Mono L" style:font-size-asian="12pt" style:font-style-asian="normal" style:font-name-complex="Liberation Mono" style:font-size-complex="12pt" style:font-style-complex="normal"/>
    </style:style>
    <style:style style:name="T2" style:family="text">
      <style:text-properties style:font-name="Liberation Sans" fo:font-size="12pt" fo:font-style="normal" style:text-underline-style="none" officeooo:rsid="00d4e89b" style:font-name-asian="Nimbus Mono L" style:font-size-asian="12pt" style:font-style-asian="normal" style:font-name-complex="Liberation Mono" style:font-size-complex="12pt" style:font-style-complex="normal"/>
    </style:style>
    <style:style style:name="T3" style:family="text">
      <style:text-properties style:font-name="Liberation Sans" fo:font-size="12pt" fo:font-style="normal" style:text-underline-style="none" officeooo:rsid="00da7105" style:font-name-asian="Nimbus Mono L" style:font-size-asian="12pt" style:font-style-asian="normal" style:font-name-complex="Liberation Mono" style:font-size-complex="12pt" style:font-style-complex="normal"/>
    </style:style>
    <style:style style:name="T4" style:family="text">
      <style:text-properties style:font-name="Liberation Sans" fo:font-size="12pt" fo:font-style="normal" style:text-underline-style="none" officeooo:rsid="00e7d1fe" style:font-name-asian="Nimbus Mono L" style:font-size-asian="12pt" style:font-style-asian="normal" style:font-name-complex="Liberation Mono" style:font-size-complex="12pt" style:font-style-complex="normal"/>
    </style:style>
    <style:style style:name="T5" style:family="text">
      <style:text-properties style:font-name="Liberation Sans" fo:font-size="12pt" fo:font-style="normal" style:text-underline-style="none" officeooo:rsid="00ef1276" style:font-name-asian="Nimbus Mono L" style:font-size-asian="12pt" style:font-style-asian="normal" style:font-name-complex="Liberation Mono" style:font-size-complex="12pt" style:font-style-complex="normal"/>
    </style:style>
    <style:style style:name="T6" style:family="text">
      <style:text-properties style:font-name="Liberation Sans" fo:font-size="12pt" fo:font-style="normal" style:text-underline-style="none" officeooo:rsid="00f85168" style:font-name-asian="Nimbus Mono L" style:font-size-asian="12pt" style:font-style-asian="normal" style:font-name-complex="Liberation Mono" style:font-size-complex="12pt" style:font-style-complex="normal"/>
    </style:style>
    <style:style style:name="T7" style:family="text">
      <style:text-properties style:font-name="Liberation Sans" fo:font-size="12pt" fo:font-style="normal" style:text-underline-style="none" officeooo:rsid="00fa0990" style:font-name-asian="Nimbus Mono L" style:font-size-asian="12pt" style:font-style-asian="normal" style:font-name-complex="Liberation Mono" style:font-size-complex="12pt" style:font-style-complex="normal"/>
    </style:style>
    <style:style style:name="T8" style:family="text">
      <style:text-properties style:font-name="Liberation Sans" fo:font-size="12pt" fo:font-style="normal" style:text-underline-style="none" officeooo:rsid="00ff8d45" style:font-name-asian="Nimbus Mono L" style:font-size-asian="12pt" style:font-style-asian="normal" style:font-name-complex="Liberation Mono" style:font-size-complex="12pt" style:font-style-complex="normal"/>
    </style:style>
    <style:style style:name="T9" style:family="text">
      <style:text-properties style:font-name="Liberation Sans" fo:font-size="12pt" fo:font-style="normal" style:text-underline-style="none" officeooo:rsid="00ffff7c" style:font-name-asian="Nimbus Mono L" style:font-size-asian="12pt" style:font-style-asian="normal" style:font-name-complex="Liberation Mono" style:font-size-complex="12pt" style:font-style-complex="normal"/>
    </style:style>
    <style:style style:name="T10" style:family="text">
      <style:text-properties style:font-name="Liberation Sans" fo:font-size="12pt" fo:font-style="normal" style:text-underline-style="none" officeooo:rsid="003e7444" fo:background-color="transparent" loext:char-shading-value="0" style:font-size-asian="12pt" style:font-style-asian="normal" style:font-size-complex="12pt" style:font-style-complex="normal"/>
    </style:style>
    <style:style style:name="T11" style:family="text">
      <style:text-properties style:font-name="Liberation Sans" fo:font-size="12pt" fo:font-style="normal" style:text-underline-style="none" officeooo:rsid="004b462a" fo:background-color="transparent" loext:char-shading-value="0" style:font-size-asian="12pt" style:font-style-asian="normal" style:font-size-complex="12pt" style:font-style-complex="normal"/>
    </style:style>
    <style:style style:name="T12" style:family="text">
      <style:text-properties style:font-name="Liberation Sans" fo:font-size="12pt" fo:font-style="normal" style:text-underline-style="none" officeooo:rsid="00083d4b" fo:background-color="transparent" loext:char-shading-value="0" style:font-size-asian="12pt" style:font-style-asian="normal" style:font-size-complex="12pt" style:font-style-complex="normal"/>
    </style:style>
    <style:style style:name="T13" style:family="text">
      <style:text-properties style:font-name="Liberation Sans" fo:font-size="12pt" fo:font-style="normal" style:text-underline-style="none" officeooo:rsid="00e307b6" fo:background-color="transparent" loext:char-shading-value="0" style:font-size-asian="12pt" style:font-style-asian="normal" style:font-size-complex="12pt" style:font-style-complex="normal"/>
    </style:style>
    <style:style style:name="T14" style:family="text">
      <style:text-properties style:font-name="Liberation Sans" fo:font-size="12pt" fo:font-style="normal" style:text-underline-style="none" officeooo:rsid="00b05fed" fo:background-color="transparent" loext:char-shading-value="0" style:font-name-asian="Nimbus Mono L" style:font-size-asian="12pt" style:font-style-asian="normal" style:font-name-complex="Liberation Mono" style:font-size-complex="12pt" style:font-style-complex="normal"/>
    </style:style>
    <style:style style:name="T15" style:family="text">
      <style:text-properties style:font-name="Liberation Sans" fo:font-size="12pt" fo:font-style="normal" style:text-underline-style="none" officeooo:rsid="00b9cc69" fo:background-color="transparent" loext:char-shading-value="0"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bd0bf4" fo:background-color="transparent" loext:char-shading-value="0"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4b462a" fo:background-color="transparent" loext:char-shading-value="0"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d5f0a8" fo:background-color="transparent" loext:char-shading-value="0"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dfa30e" fo:background-color="transparent" loext:char-shading-value="0"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e307b6" fo:background-color="transparent" loext:char-shading-value="0"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e9fb73" fo:background-color="transparent" loext:char-shading-value="0"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ea1617" fo:background-color="transparent" loext:char-shading-value="0"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ed1bb2" fo:background-color="transparent" loext:char-shading-value="0"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f060c8" fo:background-color="transparent" loext:char-shading-value="0"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f50d29" fo:background-color="transparent" loext:char-shading-value="0"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f51e3e" fo:background-color="transparent" loext:char-shading-value="0"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fa0990" fo:background-color="transparent" loext:char-shading-value="0"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fb7a0c" fo:background-color="transparent" loext:char-shading-value="0"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fd4a27" fo:background-color="transparent" loext:char-shading-value="0"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ffff7c" fo:background-color="transparent" loext:char-shading-value="0"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1005c43" fo:background-color="transparent" loext:char-shading-value="0"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1007c95" fo:background-color="transparent" loext:char-shading-value="0"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6pt" fo:font-weight="bold" officeooo:rsid="001b99ac" style:font-size-asian="16pt" style:font-weight-asian="bold" style:font-size-complex="16pt" style:font-weight-complex="bold"/>
    </style:style>
    <style:style style:name="T34" style:family="text">
      <style:text-properties style:font-name="Liberation Sans" fo:font-size="16pt" fo:font-weight="bold" officeooo:rsid="000dd66a" style:font-size-asian="16pt" style:font-weight-asian="bold" style:font-size-complex="16pt" style:font-weight-complex="bold"/>
    </style:style>
    <style:style style:name="T35" style:family="text">
      <style:text-properties style:font-name="Liberation Sans" fo:font-size="16pt" fo:font-weight="bold" officeooo:rsid="00a7a091" style:font-size-asian="16pt" style:font-weight-asian="bold" style:font-size-complex="16pt" style:font-weight-complex="bold"/>
    </style:style>
    <style:style style:name="T36"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37" style:family="text">
      <style:text-properties style:font-name="Liberation Sans" fo:font-size="16pt" fo:font-weight="bold" officeooo:rsid="00f26854" style:font-name-asian="Nimbus Mono L" style:font-size-asian="16pt" style:font-weight-asian="bold" style:font-name-complex="Liberation Mono" style:font-size-complex="16pt" style:font-weight-complex="bold"/>
    </style:style>
    <style:style style:name="T38" style:family="text">
      <style:text-properties style:font-name="Liberation Sans" fo:font-size="16pt" fo:font-weight="bold" officeooo:rsid="00f681ff" style:font-name-asian="Nimbus Mono L" style:font-size-asian="16pt" style:font-weight-asian="bold" style:font-name-complex="Liberation Mono" style:font-size-complex="16pt" style:font-weight-complex="bold"/>
    </style:style>
    <style:style style:name="T39" style:family="text">
      <style:text-properties style:font-name="Liberation Sans" fo:font-size="16pt" fo:font-weight="bold" officeooo:rsid="00fd4a27" style:font-name-asian="Nimbus Mono L" style:font-size-asian="16pt" style:font-weight-asian="bold" style:font-name-complex="Liberation Mono" style:font-size-complex="16pt" style:font-weight-complex="bold"/>
    </style:style>
    <style:style style:name="T40" style:family="text">
      <style:text-properties fo:font-variant="normal" fo:text-transform="none" style:font-name="Liberation Sans" fo:font-size="12pt" fo:font-style="normal" style:text-underline-style="none" officeooo:rsid="010177cf" fo:background-color="transparent" loext:char-shading-value="0" style:font-name-asian="Nimbus Mono L" style:font-size-asian="12pt" style:font-style-asian="normal" style:font-name-complex="Liberation Mono" style:font-size-complex="12pt" style:font-style-complex="normal"/>
    </style:style>
    <style:style style:name="T41" style:family="text">
      <style:text-properties fo:font-variant="normal" fo:text-transform="none" style:font-name="Liberation Sans" fo:font-size="12pt" fo:font-style="normal" style:text-underline-style="none" officeooo:rsid="00ffff7c" fo:background-color="transparent" loext:char-shading-value="0" style:font-name-asian="Nimbus Mono L" style:font-size-asian="12pt" style:font-style-asian="normal" style:font-name-complex="Liberation Mono" style:font-size-complex="12pt" style:font-style-complex="normal"/>
    </style:style>
    <style:style style:name="T42" style:family="text">
      <style:text-properties officeooo:rsid="000dd66a"/>
    </style:style>
    <style:style style:name="T43" style:family="text">
      <style:text-properties officeooo:rsid="00697aa2"/>
    </style:style>
    <style:style style:name="T44" style:family="text">
      <style:text-properties officeooo:rsid="00f681ff"/>
    </style:style>
    <style:style style:name="T45" style:family="text">
      <style:text-properties fo:text-transform="lowercase" style:font-name="Liberation Sans" fo:font-size="12pt" fo:font-style="normal" style:text-underline-style="none" officeooo:rsid="00ffff7c" fo:background-color="transparent" loext:char-shading-value="0" style:font-name-asian="Nimbus Mono L" style:font-size-asian="12pt" style:font-style-asian="normal" style:font-name-complex="Liberation Mono" style:font-size-complex="12pt" style:font-style-complex="normal"/>
    </style:style>
    <style:style style:name="T46" style:family="text">
      <style:text-properties fo:text-transform="lowercase" style:font-name="Liberation Sans" fo:font-size="12pt" fo:font-style="normal" style:text-underline-style="none" officeooo:rsid="00f060c8" fo:background-color="transparent" loext:char-shading-value="0" style:font-name-asian="Nimbus Mono L" style:font-size-asian="12pt" style:font-style-asian="normal" style:font-name-complex="Liberation Mono" style:font-size-complex="12pt" style:font-style-complex="normal"/>
    </style:style>
    <style:style style:name="T47" style:family="text">
      <style:text-properties fo:text-transform="lowercase" style:font-name="Liberation Sans" fo:font-size="12pt" fo:font-style="normal" style:text-underline-style="none" officeooo:rsid="010177cf" fo:background-color="transparent" loext:char-shading-value="0" style:font-name-asian="Nimbus Mono L" style:font-size-asian="12pt" style:font-style-asian="normal" style:font-name-complex="Liberation Mono" style:font-size-complex="12pt" style:font-style-complex="normal"/>
    </style:style>
    <style:style style:name="T48" style:family="text">
      <style:text-properties officeooo:rsid="01007c95"/>
    </style:style>
    <style:style style:name="T49" style:family="text">
      <style:text-properties officeooo:rsid="010177c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ayers for our World and the Church</text:p>
      <text:p text:style-name="P4"><text:span text:style-name="T39">1</text:span><text:span text:style-name="T38">4</text:span><text:span text:style-name="T37">th</text:span><text:span text:style-name="T36"> </text:span><text:span text:style-name="T39">August</text:span><text:span text:style-name="T33"> 20</text:span><text:span text:style-name="T34">2</text:span><text:span text:style-name="T35">2</text:span></text:p>
      <text:p text:style-name="P21"><text:span text:style-name="T44">2 </text:span>Cor 13:11</text:p>
      <text:p text:style-name="P13">Finally, brothers, rejoice. Aim for restoration, comfort one another, agree with one another, live in peace; and the God of love and peace will be with you.</text:p>
      <text:p text:style-name="P11"/>
      <text:p text:style-name="P12">Thanks to God</text:p>
      <text:p text:style-name="P19"><text:span text:style-name="T6">Heavenly Father</text:span><text:span text:style-name="T5">, </text:span><text:span text:style-name="T8">we thank You for Your eternal Presence with us wherever we go. We also thank You that we can come into Your Presence in this place specifically to worship together and to fellowship together as a united body of believers. As the world emerges from the shadow of the Covid virus and all its consequences, we thank You that we recognise the spiritual consequences, too. Now we seek to restore our fellowship, to comfort one another, agree with one another in peace as Paul encourages his Corinthian readers and us.</text:span></text:p>
      <text:p text:style-name="P14"/>
      <text:p text:style-name="P7"><text:span text:style-name="T5">We </text:span><text:span text:style-name="T6">thank</text:span><text:span text:style-name="T5"> You </text:span><text:span text:style-name="T8">that Your love and peace surround us and that the Holy Spirit lifts us up and strengthens the bonds of peace between us.</text:span></text:p>
      <text:p text:style-name="P1"/>
      <text:p text:style-name="P3">The Wide World...<text:span text:style-name="T42"> a</text:span>nd <text:span text:style-name="T43">in </text:span>the wider Church</text:p>
      <text:p text:style-name="P8"><text:span text:style-name="T1">I</text:span><text:span text:style-name="T2">n the wider world </text:span><text:span text:style-name="T3">w</text:span><text:span text:style-name="T1">e pray </text:span><text:span text:style-name="T7">for peace </text:span><text:span text:style-name="T9">also, even as we see so much turmoil and strife as the effects of sin work out in broken relationships one with another. </text:span></text:p>
      <text:p text:style-name="P15"/>
      <text:p text:style-name="P8"><text:span text:style-name="T7">We pray </text:span><text:span text:style-name="T9">again </text:span><text:span text:style-name="T7">for the restoration of </text:span><text:span text:style-name="T9">peace, </text:span><text:span text:style-name="T7">order and good government in Sri Lanka where Barnabus Fund works to help provide food and basic services to the people. And we cannot forget </text:span><text:span text:style-name="T1">the situation in the Ukraine</text:span><text:span text:style-name="T4">. </text:span><text:span text:style-name="T9">We continue to pray for Lazlo and Eva Mihalyi working in Hungary to provide aid to fleeing refugees.</text:span></text:p>
      <text:p text:style-name="P2"/>
      <text:p text:style-name="P18">Ashburton</text:p>
      <text:p text:style-name="P6"><text:span text:style-name="T18">W</text:span><text:span text:style-name="T24">e </text:span><text:span text:style-name="T29">give thanks</text:span><text:span text:style-name="T24"> for the Church Camp </text:span><text:span text:style-name="T29">last</text:span><text:span text:style-name="T25"> week</text:span><text:span text:style-name="T29">end</text:span><text:span text:style-name="T24">. We </text:span><text:span text:style-name="T30">thank You</text:span><text:span text:style-name="T24"> for Pete Sorenson’</text:span><text:span text:style-name="T45">S</text:span><text:span text:style-name="T46"> </text:span><text:span text:style-name="T45">ENCOURAGEMENT TO HOLD </text:span><text:span text:style-name="T47">fast </text:span><text:span text:style-name="T45">TO OUR SURE HOPE IN THE </text:span><text:span text:style-name="T40">Gospe</text:span><text:span text:style-name="T45">L</text:span><text:span text:style-name="T24">.</text:span><text:span text:style-name="T27"> </text:span><text:span text:style-name="T24">May </text:span><text:span text:style-name="T30">we now apply that teaching to our daily lives, especially in the Revitalization Program and our new Bible Study series.</text:span></text:p>
      <text:p text:style-name="P16"/>
      <text:p text:style-name="P9"><text:span text:style-name="T23">W</text:span><text:span text:style-name="T18">e </text:span><text:span text:style-name="T25">again</text:span><text:span text:style-name="T21"> </text:span><text:span text:style-name="T18">pray for the</text:span><text:span text:style-name="T19"> Revitalization program, </text:span><text:span text:style-name="T30">as we look forward to Rod Morris coming to meet with us in two weeks time</text:span><text:span text:style-name="T19">. </text:span><text:span text:style-name="T30">Help us to be willing and active in the program, for w</text:span><text:span text:style-name="T27">e earnestly desire that it be a </text:span><text:span text:style-name="T30">major </text:span><text:span text:style-name="T27">means of </text:span><text:span text:style-name="T22">the Kingdom </text:span><text:span text:style-name="T27">of Heaven </text:span><text:span text:style-name="T30">blessing</text:span><text:span text:style-name="T27"> more people, </text:span><text:span text:style-name="T31">and seeing souls saved,</text:span><text:span text:style-name="T18"> </text:span><text:span text:style-name="T30">as we submit to Your direction for our church.</text:span></text:p>
      <text:p text:style-name="P17"/>
      <text:p text:style-name="P20"><text:span text:style-name="T32">We pray for those among us who need Your healing hand, especially remembering Diane and Shiun. Our bodies are fearfully and wonderfully made by You but we recognise that we are frail and subject to the effects of living in a fallen world, waiting for the manifestation of the redeemed people of God.</text:span></text:p>
      <text:p text:style-name="P20"><text:span text:style-name="T32"/></text:p>
      <text:p text:style-name="P5"><text:span text:style-name="T16">And now w</text:span><text:span text:style-name="T10">e pray for </text:span><text:span text:style-name="T31">Barry</text:span><text:span text:style-name="T10"> as he preach</text:span><text:span text:style-name="T17">es </text:span><text:span text:style-name="T15">today.</text:span><text:span text:style-name="T17"> </text:span><text:span text:style-name="T26">Help us to take Your Word </text:span><text:span text:style-name="T31">in, and grow in our undertanding of the church and our place in Your work here</text:span><text:span text:style-name="T26">. </text:span><text:span text:style-name="T31">S</text:span><text:span text:style-name="T20">o we pray </text:span><text:span text:style-name="T14">in </text:span><text:span text:style-name="T20">th</text:span><text:span text:style-name="T14">e Name </text:span><text:span text:style-name="T20">of Jesus the King of Kings</text:span><text:span text:style-name="T11">, </text:span><text:span text:style-name="T26">for Whose Kingdom we work </text:span><text:span text:style-name="T28">in the strength You give us</text:span><text:span text:style-name="T13">,</text:span><text:span text:style-name="T12">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8-13T20:58:08.440209266</dc:date>
    <meta:editing-duration>PT9H25M36S</meta:editing-duration>
    <meta:editing-cycles>108</meta:editing-cycles>
    <meta:generator>LibreOffice/6.4.7.2$Linux_X86_64 LibreOffice_project/40$Build-2</meta:generator>
    <meta:print-date>2022-08-13T20:52:54.257042608</meta:print-date>
    <meta:document-statistic meta:table-count="0" meta:image-count="0" meta:object-count="0" meta:page-count="1" meta:paragraph-count="15" meta:word-count="477" meta:character-count="2581" meta:non-whitespace-character-count="2118"/>
  </office:meta>
</office:document-meta>
</file>